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bg" fo:country="BG" officeooo:rsid="000b7aef" officeooo:paragraph-rsid="000b7ae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5a9"/>
    </style:style>
    <style:style style:name="T3" style:family="text">
      <style:text-properties officeooo:rsid="000d5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ценката време за изпълнение на задачата е <text:span text:style-name="T1">O(n), </text:span>като<text:span text:style-name="T1"> </text:span><text:span text:style-name="T2">n</text:span><text:span text:style-name="T3"> е броя на спирките, а</text:span> всяко прекачване на пътниците е константа <text:span text:style-name="T1">O(1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1:58.380000000</meta:creation-date>
    <dc:date>2025-01-30T13:16:20.892000000</dc:date>
    <meta:editing-duration>PT4M22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" meta:word-count="22" meta:character-count="125" meta:non-whitespace-character-count="104"/>
  </office:meta>
</office:document-meta>
</file>